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20000000209196218EBA7388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0.028in" svg:height="0.028in" draw:z-index="0"><draw:image xlink:href="Pictures/10000201000000020000000209196218EBA73885.png" xlink:type="simple" xlink:show="embed" xlink:actuate="onLoad"/></draw:frame>This document has <text:span text:style-name="T1">bold</text:span> and <text:span text:style-name="T2">italic</text:span> text.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User</meta:initial-creator>
    <meta:editing-cycles>3</meta:editing-cycles>
    <meta:creation-date>2017-03-08T19:01:00</meta:creation-date>
    <dc:date>2017-03-09T17:05:06.418943000</dc:date>
    <meta:editing-duration>PT5M44S</meta:editing-duration>
    <meta:generator>LibreOffice/5.2.5.1$MacOSX_X86_64 LibreOffice_project/0312e1a284a7d50ca85a365c316c7abbf20a4d22</meta:generator>
    <dc:creator>LibreOffice User</dc:creator>
    <meta:document-statistic meta:table-count="0" meta:image-count="1" meta:object-count="0" meta:page-count="1" meta:paragraph-count="1" meta:word-count="7" meta:character-count="39" meta:non-whitespace-character-count="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